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f6d6e" officeooo:paragraph-rsid="001f6d6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6d6e" officeooo:paragraph-rsid="001f6d6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0b743" officeooo:paragraph-rsid="0020b74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26fcd" officeooo:paragraph-rsid="00226fc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3ee89" officeooo:paragraph-rsid="0023ee8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6c2de" officeooo:paragraph-rsid="0026c2d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9e8b6" officeooo:paragraph-rsid="0029e91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9e91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12/14/18</text:p>
      <text:p text:style-name="P2">EECS 473 – PS9</text:p>
      <text:p text:style-name="P2"><text:span text:style-name="T1"/></text:p>
      <text:p text:style-name="P3"><text:span text:style-name="T1">Link to Github code: </text:span></text:p>
      <text:p text:style-name="P3"><text:span text:style-name="T1">Video: djd122_ps9.mp4</text:span></text:p>
      <text:p text:style-name="P3"><text:span text:style-name="T1"/></text:p>
      <text:p text:style-name="P3"><text:span text:style-name="T1"/></text:p>
      <text:p text:style-name="P4">My Approach</text:p>
      <text:p text:style-name="P6"><text:span text:style-name="T1">The aims of this assignment are to have all parts present, having all parts pass both quality inspection stations, all parts being placed where desired, and finally having a drone pick up the correct shipment. <text:s/></text:span></text:p>
      <text:p text:style-name="P6"><text:span text:style-name="T1"/></text:p>
      <text:p text:style-name="P7"><text:span text:style-name="T1">The parts are pre-loaded within the correct positioning tolerances, so I will need to halt the program, deliberately perturb one of the parts, and then demonstrate that the robot is able to readjust the part position.</text:span></text:p>
      <text:p text:style-name="P7"><text:span text:style-name="T1"/></text:p>
      <text:p text:style-name="P7"><text:span text:style-name="T2">The nodes that I modified were box_inspector/box_inspector2.cpp and shipment_filler/demo_order_filler.cpp</text:span></text:p>
      <text:p text:style-name="P7"><text:span text:style-name="T2"/></text:p>
      <text:p text:style-name="P7"><text:span text:style-name="T1"><text:s text:c="2"/></text:span></text:p>
      <text:p text:style-name="P4"><text:span text:style-name="T1"/></text:p>
      <text:p text:style-name="P4"><text:span text:style-name="T1"/></text:p>
      <text:p text:style-name="P5">Results</text:p>
      <text:p text:style-name="P5"><text:span text:style-name="T1">&lt;&lt;&lt;Include screenshot of score here&gt;&gt;&gt;</text:span></text:p>
      <text:p text:style-name="P4"><text:span text:style-name="T1"/></text:p>
      <text:p text:style-name="P4"><text:span text:style-name="T1"/></text:p>
      <text:p text:style-name="P4">Limit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1:24:34.980904701</meta:creation-date>
    <dc:date>2018-12-08T11:37:34.406867084</dc:date>
    <meta:editing-duration>PT12M5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02" meta:character-count="682" meta:non-whitespace-character-count="587"/>
  </office:meta>
</office:document-meta>
</file>